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301b" officeooo:paragraph-rsid="0068301b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89fa1" officeooo:paragraph-rsid="00689fa1" style:font-name-asian="Noto Sans CJK SC Regular" style:font-name-complex="Lohit Devanagari"/>
    </style:style>
    <style:style style:name="P5" style:family="paragraph" style:parent-style-name="Text_20_body">
      <style:text-properties style:font-name="Liberation Sans" officeooo:rsid="006b2667" officeooo:paragraph-rsid="0071f4cf"/>
    </style:style>
    <style:style style:name="P6" style:family="paragraph" style:parent-style-name="Text_20_body">
      <style:text-properties style:font-name="Liberation Sans" officeooo:rsid="00772a27" officeooo:paragraph-rsid="00772a27"/>
    </style:style>
    <style:style style:name="P7" style:family="paragraph" style:parent-style-name="Text_20_body">
      <style:text-properties style:font-name="Liberation Sans" officeooo:paragraph-rsid="00789908"/>
    </style:style>
    <style:style style:name="P8" style:family="paragraph" style:parent-style-name="Text_20_body">
      <style:text-properties style:font-name="Liberation Sans" officeooo:rsid="00801304" officeooo:paragraph-rsid="00801304"/>
    </style:style>
    <style:style style:name="P9" style:family="paragraph" style:parent-style-name="Text_20_body">
      <style:text-properties style:font-name="Liberation Sans" officeooo:rsid="008222e6" officeooo:paragraph-rsid="008222e6"/>
    </style:style>
    <style:style style:name="P10" style:family="paragraph" style:parent-style-name="Text_20_body">
      <style:text-properties style:font-name="Liberation Sans" officeooo:rsid="007435d2" officeooo:paragraph-rsid="007435d2"/>
    </style:style>
    <style:style style:name="P11" style:family="paragraph" style:parent-style-name="Text_20_body">
      <style:text-properties style:font-name="Liberation Sans" officeooo:paragraph-rsid="00663546"/>
    </style:style>
    <style:style style:name="P12" style:family="paragraph" style:parent-style-name="Text_20_body">
      <style:text-properties style:font-name="Liberation Sans" officeooo:rsid="00664b67" officeooo:paragraph-rsid="00663546"/>
    </style:style>
    <style:style style:name="P13" style:family="paragraph" style:parent-style-name="Heading_20_1">
      <style:text-properties style:font-name="Liberation Sans" officeooo:rsid="0007a7f8" officeooo:paragraph-rsid="0009f2ad"/>
    </style:style>
    <style:style style:name="P14" style:family="paragraph" style:parent-style-name="Heading_20_1">
      <style:text-properties style:font-name="Liberation Sans" style:text-underline-style="none" officeooo:rsid="000e1d48" officeooo:paragraph-rsid="000d30a8"/>
    </style:style>
    <style:style style:name="P15" style:family="paragraph" style:parent-style-name="Heading_20_3">
      <style:text-properties style:font-name="Liberation Sans" officeooo:rsid="000d30a8" officeooo:paragraph-rsid="000d30a8"/>
    </style:style>
    <style:style style:name="P16" style:family="paragraph" style:parent-style-name="Heading_20_3">
      <style:text-properties style:font-name="Liberation Sans" officeooo:rsid="003b96ba" officeooo:paragraph-rsid="0071f4cf"/>
    </style:style>
    <style:style style:name="P17" style:family="paragraph" style:parent-style-name="Heading_20_3">
      <style:text-properties style:font-name="Liberation Sans" officeooo:paragraph-rsid="0071f4cf"/>
    </style:style>
    <style:style style:name="P18" style:family="paragraph" style:parent-style-name="Heading_20_3">
      <style:text-properties style:font-name="Liberation Sans" officeooo:rsid="007eaafe" officeooo:paragraph-rsid="007eaafe"/>
    </style:style>
    <style:style style:name="P19" style:family="paragraph" style:parent-style-name="Heading_20_3">
      <style:text-properties style:font-name="Liberation Sans" officeooo:paragraph-rsid="008222e6"/>
    </style:style>
    <style:style style:name="P20" style:family="paragraph" style:parent-style-name="Heading_20_3">
      <style:text-properties style:font-name="Liberation Sans" officeooo:rsid="00663546" officeooo:paragraph-rsid="00663546"/>
    </style:style>
    <style:style style:name="P21" style:family="paragraph" style:parent-style-name="Heading_20_3">
      <style:text-properties style:font-name="Liberation Sans" officeooo:paragraph-rsid="008237c7"/>
    </style:style>
    <style:style style:name="P22" style:family="paragraph" style:parent-style-name="Heading_20_3">
      <style:text-properties style:font-name="Liberation Sans" officeooo:rsid="00877c19" officeooo:paragraph-rsid="00877c19"/>
    </style:style>
    <style:style style:name="P23" style:family="paragraph" style:parent-style-name="Heading_20_3">
      <style:text-properties style:font-name="Liberation Sans" officeooo:paragraph-rsid="006e1b22"/>
    </style:style>
    <style:style style:name="P24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25" style:family="paragraph" style:parent-style-name="Text_20_body" style:list-style-name="L1">
      <style:text-properties style:font-name="Liberation Sans" style:text-underline-style="none" officeooo:rsid="0064ab8b" officeooo:paragraph-rsid="0064ab8b"/>
    </style:style>
    <style:style style:name="P26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27" style:family="paragraph" style:parent-style-name="Text_20_body" style:list-style-name="L2">
      <style:text-properties style:font-name="Liberation Sans" style:text-underline-style="none" officeooo:rsid="006d7b82" officeooo:paragraph-rsid="006d7b82"/>
    </style:style>
    <style:style style:name="P28" style:family="paragraph" style:parent-style-name="Text_20_body" style:list-style-name="L3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P29" style:family="paragraph" style:parent-style-name="Text_20_body">
      <style:text-properties style:font-name="Liberation Sans" officeooo:rsid="00832de5" officeooo:paragraph-rsid="00832de5"/>
    </style:style>
    <style:style style:name="P30" style:family="paragraph" style:parent-style-name="Text_20_body">
      <style:text-properties style:font-name="Liberation Sans" officeooo:rsid="00877c19" officeooo:paragraph-rsid="00877c19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officeooo:rsid="006bc69c"/>
    </style:style>
    <style:style style:name="T11" style:family="text">
      <style:text-properties officeooo:rsid="00789908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789908"/>
    </style:style>
    <style:style style:name="T14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5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officeooo:rsid="007eaafe"/>
    </style:style>
    <style:style style:name="T20" style:family="text">
      <style:text-properties officeooo:rsid="007fc827"/>
    </style:style>
    <style:style style:name="T21" style:family="text">
      <style:text-properties officeooo:rsid="00811426"/>
    </style:style>
    <style:style style:name="T22" style:family="text">
      <style:text-properties officeooo:rsid="008222e6"/>
    </style:style>
    <style:style style:name="T23" style:family="text">
      <style:text-properties officeooo:rsid="00832de5"/>
    </style:style>
    <style:style style:name="T24" style:family="text">
      <style:text-properties officeooo:rsid="00877c19"/>
    </style:style>
    <style:style style:name="T25" style:family="text">
      <style:text-properties style:font-name="Liberation Sans" officeooo:rsid="008237c7"/>
    </style:style>
    <style:style style:name="T26" style:family="text">
      <style:text-properties style:font-name="Liberation Sans" officeooo:rsid="00877c19"/>
    </style:style>
    <style:style style:name="T27" style:family="text">
      <style:text-properties style:font-name="Liberation Sans" fo:font-size="16.1499996185303pt" fo:font-weight="bold" officeooo:rsid="00877c1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8" style:family="text">
      <style:text-properties officeooo:rsid="008237c7"/>
    </style:style>
    <style:style style:name="T29" style:family="text">
      <style:text-properties style:font-name="Liberation Sans"/>
    </style:style>
    <style:style style:name="T30" style:family="text">
      <style:text-properties fo:font-size="16.1499996185303pt" fo:font-weight="bold" officeooo:rsid="00877c19" style:font-name-asian="Noto Sans CJK SC Regular" style:font-size-asian="14.1000003814697pt" style:font-weight-asian="bold" style:font-name-complex="Lohit Devanagari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ogramme</text:h>
      <text:p text:style-name="P1">Connaissances<text:span text:style-name="T1"> :</text:span></text:p>
      <text:list xml:id="list1598976310" text:style-name="L1">
        <text:list-item>
          <text:p text:style-name="P24">Notion d’expression littérale</text:p>
        </text:list-item>
        <text:list-item>
          <text:p text:style-name="P24">Notion de variable, <text:span text:style-name="T5">d’inconnue</text:span></text:p>
        </text:list-item>
        <text:list-item>
          <text:p text:style-name="P25">Faire le lien avec la proportionnalité</text:p>
        </text:list-item>
      </text:list>
      <text:p text:style-name="P2">Compétences<text:span text:style-name="T1"> :</text:span></text:p>
      <text:list xml:id="list4095624172" text:style-name="L2">
        <text:list-item>
          <text:p text:style-name="P26">Développer et factoriser des expressions algébriques dans des cas très simples.</text:p>
        </text:list-item>
        <text:list-item>
          <text:p text:style-name="P26">Utiliser le calcul littéral pour prouver un résultat général, pour valider ou réfuter une conjecture.</text:p>
        </text:list-item>
        <text:list-item>
          <text:p text:style-name="P27">Mettre en place un programme de calcul.</text:p>
        </text:list-item>
      </text:list>
      <text:h text:style-name="P14" text:outline-level="1">Séances</text:h>
      <text:h text:style-name="P15" text:outline-level="3">Séance 1 : <text:span text:style-name="T4">I</text:span><text:span text:style-name="T3">ntroduction</text:span></text:h>
      <text:p text:style-name="P3">Activité d’introduction : <text:span text:style-name="T6">introduit la nécessité de variables </text:span><text:span text:style-name="T7">brèves</text:span><text:span text:style-name="T9">.</text:span></text:p>
      <text:p text:style-name="P4"><text:span text:style-name="T12">Cours </text:span><text:span text:style-name="T8">: </text:span></text:p>
      <text:list xml:id="list446064838" text:style-name="L3">
        <text:list-item>
          <text:p text:style-name="P28">Définition d’une expression littérale</text:p>
        </text:list-item>
        <text:list-item>
          <text:p text:style-name="P28">Simplification d’écriture (enlever le signe ×)</text:p>
        </text:list-item>
        <text:list-item>
          <text:p text:style-name="P28">Définition : développer, factoriser.</text:p>
        </text:list-item>
      </text:list>
      <text:h text:style-name="P16" text:outline-level="3">Séance 2 : <text:span text:style-name="T10">Manipuler des variables, écrire une expression littérale</text:span></text:h>
      <text:p text:style-name="P5">Activité : les deux nombres.</text:p>
      <text:h text:style-name="P17" text:outline-level="3"><text:span text:style-name="T2">Séance 2 : </text:span><text:span text:style-name="T15">Exercices de remplacement d’une variable </text:span><text:span text:style-name="T16">par une valeur</text:span></text:h>
      <text:p text:style-name="P6">Programmes de calcul.</text:p>
      <text:p text:style-name="P7"><text:span text:style-name="T13">Cours </text:span><text:span text:style-name="T11">: </text:span><text:span text:style-name="T14">Utilisation d’une expression littérale</text:span></text:p>
      <text:h text:style-name="P18" text:outline-level="3">Séance 3 : <text:span text:style-name="T20">Modéliser une situation par une expression littérale</text:span></text:h>
      <text:p text:style-name="P8">Activité : suite de maisons</text:p>
      <text:h text:style-name="P19" text:outline-level="3"><text:soft-page-break/>Séance <text:span text:style-name="T21">4 : </text:span><text:span text:style-name="T20">Modéliser une situation par une expression littérale </text:span><text:span text:style-name="T22">(</text:span><text:span text:style-name="T18">2</text:span><text:span text:style-name="T22">)</text:span></text:h>
      <text:p text:style-name="P9">P<text:span text:style-name="T29">roblème des poignées de main.</text:span></text:p>
      <text:h text:style-name="P21" text:outline-level="3"><text:span text:style-name="T28">Séance 5 : </text:span><text:span text:style-name="T30">Exercices de simplification</text:span></text:h>
      <text:p text:style-name="P29">En utilisant des programmes de calcul.</text:p>
      <text:h text:style-name="P22" text:outline-level="3">Séance 6 : Évaluation</text:h>
      <text:p text:style-name="P30">20-30 minutes : il faut compléter avec des exercices.</text:p>
      <text:h text:style-name="P22" text:outline-level="3">Séance 7 : Égalité</text:h>
      <text:p text:style-name="P30">Activité : Abonnement</text:p>
      <text:h text:style-name="P23" text:outline-level="3"><text:span text:style-name="T2">Séance</text:span><text:span text:style-name="T19"> ?</text:span><text:span text:style-name="T2"> : </text:span><text:span text:style-name="T17">Visualisation de la factorisation et du développement</text:span></text:h>
      <text:p text:style-name="P10"><text:span text:style-name="T29">Utiliser un support physique</text:span> (rectangles mis ensemble).</text:p>
      <text:h text:style-name="P20" text:outline-level="3">Séance ?? : Les carrés bordés ?</text:h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02T11:23:57.810290909</dc:date>
    <meta:editing-duration>PT8H8M51S</meta:editing-duration>
    <meta:editing-cycles>98</meta:editing-cycles>
    <meta:print-date>2022-04-07T21:29:19.818006228</meta:print-date>
    <meta:document-statistic meta:table-count="0" meta:image-count="0" meta:object-count="0" meta:page-count="2" meta:paragraph-count="34" meta:word-count="212" meta:character-count="1342" meta:non-whitespace-character-count="1172"/>
  </office:meta>
</office:document-meta>
</file>